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2024-03-19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3144" calcext:value-type="float">
            <text:p>51.0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2023-03-28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2022-03-30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2021-03-2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5768" calcext:value-type="float">
            <text:p>52.2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1824" calcext:value-type="float">
            <text:p>51.9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5176" calcext:value-type="float">
            <text:p>49.7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1592" calcext:value-type="float">
            <text:p>48.5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6832" calcext:value-type="float">
            <text:p>48.5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9824" calcext:value-type="float">
            <text:p>51.1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4576" calcext:value-type="float">
            <text:p>48.8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5704" calcext:value-type="float">
            <text:p>48.6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7688" calcext:value-type="float">
            <text:p>48.5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8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7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8664" calcext:value-type="float">
            <text:p>53.3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364" calcext:value-type="float">
            <text:p>48.1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7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7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7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8248" calcext:value-type="float">
            <text:p>49.2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7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2928" calcext:value-type="float">
            <text:p>52.3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7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7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7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0464" calcext:value-type="float">
            <text:p>48.6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7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0568" calcext:value-type="float">
            <text:p>47.4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4536" calcext:value-type="float">
            <text:p>48.4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7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6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6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6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6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6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4248" calcext:value-type="float">
            <text:p>47.7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6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6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6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5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5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5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5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5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5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5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5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813113075401</text:p>
          </table:table-cell>
          <table:table-cell office:value-type="string" calcext:value-type="string">
            <text:p>195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